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cb3" officeooo:paragraph-rsid="000dacb3"/>
    </style:style>
    <style:style style:name="P2" style:family="paragraph" style:parent-style-name="Standard">
      <style:text-properties officeooo:rsid="000e6de9" officeooo:paragraph-rsid="000e6de9"/>
    </style:style>
    <style:style style:name="P3" style:family="paragraph" style:parent-style-name="Standard">
      <style:text-properties style:font-name="Courier New" fo:font-size="8pt" officeooo:rsid="000e6de9" officeooo:paragraph-rsid="000e6de9" style:font-size-asian="8pt" style:font-size-complex="8pt"/>
    </style:style>
    <style:style style:name="P4" style:family="paragraph" style:parent-style-name="Standard">
      <style:text-properties style:font-name="Courier New" fo:font-size="8pt" officeooo:rsid="000e6de9" officeooo:paragraph-rsid="000ffae7" style:font-size-asian="8pt" style:font-size-complex="8pt"/>
    </style:style>
    <style:style style:name="P5" style:family="paragraph" style:parent-style-name="Standard">
      <style:text-properties officeooo:rsid="001081b6" officeooo:paragraph-rsid="001081b6"/>
    </style:style>
    <style:style style:name="P6" style:family="paragraph" style:parent-style-name="Standard" style:list-style-name="L1">
      <style:text-properties officeooo:rsid="000e6de9" officeooo:paragraph-rsid="000e6de9"/>
    </style:style>
    <style:style style:name="P7" style:family="paragraph" style:parent-style-name="Standard">
      <style:text-properties officeooo:rsid="0012d2d5" officeooo:paragraph-rsid="0012d2d5"/>
    </style:style>
    <style:style style:name="P8" style:family="paragraph" style:parent-style-name="Standard">
      <style:text-properties style:font-name="Courier New" fo:font-size="8pt" officeooo:rsid="0014c965" officeooo:paragraph-rsid="0014c965" style:font-size-asian="8pt" style:font-size-complex="8pt"/>
    </style:style>
    <style:style style:name="P9" style:family="paragraph" style:parent-style-name="Standard">
      <style:text-properties officeooo:rsid="000dacb3" officeooo:paragraph-rsid="000dacb3"/>
    </style:style>
    <style:style style:name="P10" style:family="paragraph" style:parent-style-name="Standard">
      <style:text-properties officeooo:rsid="000dacb3" officeooo:paragraph-rsid="0019ccec"/>
    </style:style>
    <style:style style:name="P11" style:family="paragraph" style:parent-style-name="Standard">
      <style:text-properties officeooo:rsid="000dacb3" officeooo:paragraph-rsid="001ae218"/>
    </style:style>
    <style:style style:name="P12" style:family="paragraph" style:parent-style-name="Standard">
      <style:text-properties officeooo:rsid="000dacb3" officeooo:paragraph-rsid="001bbcd6"/>
    </style:style>
    <style:style style:name="P13" style:family="paragraph" style:parent-style-name="Heading_20_1">
      <style:text-properties officeooo:paragraph-rsid="0017ba5c"/>
    </style:style>
    <style:style style:name="P14" style:family="paragraph" style:parent-style-name="Heading_20_1">
      <style:text-properties officeooo:rsid="000dacb3" officeooo:paragraph-rsid="0018fff8"/>
    </style:style>
    <style:style style:name="T1" style:family="text">
      <style:text-properties officeooo:rsid="00108720"/>
    </style:style>
    <style:style style:name="T2" style:family="text">
      <style:text-properties officeooo:rsid="0010ddb5"/>
    </style:style>
    <style:style style:name="T3" style:family="text">
      <style:text-properties officeooo:rsid="00116011"/>
    </style:style>
    <style:style style:name="T4" style:family="text">
      <style:text-properties officeooo:rsid="0012d2d5"/>
    </style:style>
    <style:style style:name="T5" style:family="text">
      <style:text-properties officeooo:rsid="00146bf3"/>
    </style:style>
    <style:style style:name="T6" style:family="text">
      <style:text-properties fo:background-color="#66ff00"/>
    </style:style>
    <style:style style:name="T7" style:family="text">
      <style:text-properties fo:background-color="#00cccc"/>
    </style:style>
    <style:style style:name="T8" style:family="text">
      <style:text-properties fo:background-color="#ff3300"/>
    </style:style>
    <style:style style:name="T9" style:family="text">
      <style:text-properties fo:background-color="#ff9900"/>
    </style:style>
    <style:style style:name="T10" style:family="text">
      <style:text-properties officeooo:rsid="0015c406"/>
    </style:style>
    <style:style style:name="T11" style:family="text">
      <style:text-properties officeooo:rsid="0017ba5c"/>
    </style:style>
    <style:style style:name="T12" style:family="text">
      <style:text-properties officeooo:rsid="0019ccec"/>
    </style:style>
    <style:style style:name="T13" style:family="text">
      <style:text-properties officeooo:rsid="001bbcd6"/>
    </style:style>
    <style:style style:name="T14" style:family="text">
      <style:text-properties officeooo:rsid="001d5532"/>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nges in TetrAMM firmware version 2.0</text:p>
      <text:p text:style-name="P1"/>
      <text:h text:style-name="Heading_20_1" text:outline-level="1"><text:span text:style-name="T11">The “</text:span>NAQ” command does not start the acquisition</text:h>
      <text:p text:style-name="P1"><text:span text:style-name="T11">The “</text:span>NAQ” command can be used to set the number of samples to be captured. It no longer starts the acquisition, the user should use ACQ and TRG commands to start the <text:span text:style-name="T4">acquisition.</text:span></text:p>
      <text:p text:style-name="P7">NAQ:? returns the number of samples to be captured.</text:p>
      <text:p text:style-name="P1"/>
      <text:h text:style-name="Heading_20_1" text:outline-level="1"><text:span text:style-name="T11">The “</text:span>TRG” command behavior changed</text:h>
      <text:p text:style-name="P1">With NAQ = 0, the TRG command will start to capture the samples at positive edge of trigger input signal and will stop with capture at negative edge of trigger input signal. The data transmitted include a header and a footer, see the “Trigger data format”. </text:p>
      <text:p text:style-name="P1">With NAQ != 0, the TRG command will start to capture the samples at the positive edge of trigger input signal and will continue until the NAQ samples are captured. The data transmitted include a header and a footer, and an “ACK\r\n” is also included at the end, indicating that TRG command has finished and is in disabled state.</text:p>
      <text:p text:style-name="P1"/>
      <text:h text:style-name="P14" text:outline-level="1"><text:span text:style-name="T11">The “ACQ” command behavior changed</text:span></text:h>
      <text:p text:style-name="P10">With NAQ = 0, the <text:span text:style-name="T12">ACQ</text:span> command will start to capture the samples <text:span text:style-name="T13">immediately </text:span>and will stop with <text:span text:style-name="T12">ACQ:OFF or S command.</text:span></text:p>
      <text:p text:style-name="P12">With NAQ != 0, the <text:span text:style-name="T12">ACQ</text:span> command will start to capture the samples <text:span text:style-name="T13">immediately </text:span>and will continue until the NAQ samples are captured. <text:span text:style-name="T14">The </text:span>“ACK\r\n” is also included at the end.</text:p>
      <text:p text:style-name="P11"/>
      <text:h text:style-name="P13" text:outline-level="1"><text:span text:style-name="T11">Data format in triggered mode changed</text:span></text:h>
      <text:p text:style-name="P2">The format of data in the triggered mode is now always aligned to (number of ch + 1)*8 bytes. Each <text:s/>“line” is composed from measured data or control information and “end-of-line” signaling NaN. There are 3 distinctive “end-of-line” NaNs:</text:p>
      <text:list xml:id="list2432976101953930543" text:style-name="L1">
        <text:list-item>
          <text:p text:style-name="P6">header (0xFFF40000FFFFFFFF)</text:p>
        </text:list-item>
        <text:list-item>
          <text:p text:style-name="P6">footer (0xFFF40001FFFFFFFF)</text:p>
        </text:list-item>
        <text:list-item>
          <text:p text:style-name="P6">data (0xFFF40<text:span text:style-name="T10">0</text:span>2FFFFFFFF)</text:p>
        </text:list-item>
      </text:list>
      <text:p text:style-name="P2"/>
      <text:p text:style-name="P2">Example of the data packet in triggered mode with ASCII formatting disabled:</text:p>
      <text:p text:style-name="P2"/>
      <text:p text:style-name="P8">fff400000000001f fff400000000001f fff400000000001f fff400000000001f <text:span text:style-name="T6">fff40000ffffffff</text:span></text:p>
      <text:p text:style-name="P8">3e3af6dfc5cd7639 be43fe414e7ea2c6 be6d96af038dc1ee be63d57689c9d2ff <text:span text:style-name="T7">fff40002ffffffff</text:span></text:p>
      <text:p text:style-name="P8">3e3ba4f00ef0d355 be43f1b8a9ffd308 be991437e6f6c24e be63be46067448da <text:span text:style-name="T7">fff40002ffffffff</text:span></text:p>
      <text:p text:style-name="P8">3e3b54690de03338 be44022ff0884d5c be9a16aee1ffdefb be63caac10945d21 <text:span text:style-name="T7">fff40002ffffffff</text:span></text:p>
      <text:p text:style-name="P8">3e3befcbd555a60d be43c8ffb8b21e02 be731f8e7ddc6172 be63bd5bab213bf0 <text:span text:style-name="T7">fff40002ffffffff</text:span></text:p>
      <text:p text:style-name="P8">3e3d06d0d498e3d6 be43e8c8abd5963d 3e94e39b34a40306 be63d077ccbff1e6 <text:span text:style-name="T7">fff40002ffffffff</text:span></text:p>
      <text:p text:style-name="P8">fff40001ffffffff fff40001ffffffff fff40001ffffffff fff40001ffffffff <text:span text:style-name="T9">fff40001ffffffff</text:span></text:p>
      <text:p text:style-name="P3"/>
      <text:h text:style-name="Heading_20_1" text:outline-level="1"><text:soft-page-break/>GATE command no longer present</text:h>
      <text:p text:style-name="P5">The TRG command has now the same <text:span text:style-name="T4">functionality</text:span> as GATE command, so the later was removed from the command set.</text:p>
      <text:p text:style-name="P5"/>
      <text:h text:style-name="Heading_20_1" text:outline-level="1">S command <text:span text:style-name="T1">during</text:span> ACQ with NAQ != <text:span text:style-name="T1">0 </text:span>does not emit ACK</text:h>
      <text:p text:style-name="Text_20_body"/>
      <text:h text:style-name="Heading_20_1" text:outline-level="1">Buffer<text:span text:style-name="T2">s</text:span> have adjustable size to reduce the <text:span text:style-name="T3">latency</text:span></text:h>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eta:initial-creator>
    <meta:creation-date>2015-08-02T20:55:20.293106040</meta:creation-date>
    <dc:date>2015-08-03T12:32:12.557000000</dc:date>
    <meta:editing-duration>PT3H42M6S</meta:editing-duration>
    <meta:editing-cycles>21</meta:editing-cycles>
    <meta:generator>LibreOffice/4.1.4.2$Windows_x86 LibreOffice_project/0a0440ccc0227ad9829de5f46be37cfb6edcf72</meta:generator>
    <meta:document-statistic meta:table-count="0" meta:image-count="0" meta:object-count="0" meta:page-count="2" meta:paragraph-count="27" meta:word-count="370" meta:character-count="2519" meta:non-whitespace-character-count="2177"/>
  </office:meta>
</office:document-meta>
</file>